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n>4</mn>
            <mi>y</mi>
            <mrow>
              <mrow>
                <mo fence="true" form="prefix" stretchy="false">[</mo>
                <mrow>
                  <mrow>
                    <mi>n</mi>
                    <mo stretchy="false">+</mo>
                    <mn>2</mn>
                  </mrow>
                </mrow>
                <mo fence="true" form="postfix" stretchy="false">]</mo>
              </mrow>
              <mo stretchy="false">+</mo>
              <mn>4</mn>
            </mrow>
            <mi>y</mi>
            <mrow>
              <mrow>
                <mo fence="true" form="prefix" stretchy="false">[</mo>
                <mrow>
                  <mrow>
                    <mi>n</mi>
                    <mo stretchy="false">+</mo>
                    <mn>1</mn>
                  </mrow>
                </mrow>
                <mo fence="true" form="postfix" stretchy="false">]</mo>
              </mrow>
              <mo stretchy="false">+</mo>
              <mi>y</mi>
            </mrow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i>x</mi>
            </mrow>
            <mrow>
              <mo fence="true" form="prefix" stretchy="false">[</mo>
              <mrow>
                <mrow>
                  <mi>n</mi>
                  <mo stretchy="false">+</mo>
                  <mn>1</mn>
                </mrow>
              </mrow>
              <mo fence="true" form="postfix" stretchy="false">]</mo>
            </mrow>
          </mrow>
        </mtd>
      </mtr>
      <mtr>
        <mtd>
          <mrow>
            <mi mathvariant="italic">para</mi>
            <mi>a</mi>
            <mi mathvariant="italic">entrada</mi>
            <mi>x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i>u</mi>
            </mrow>
            <mrow>
              <mo fence="true" form="prefix" stretchy="false">[</mo>
              <mrow>
                <mi>n</mi>
              </mrow>
              <mo fence="true" form="postfix" stretchy="false">]</mo>
            </mrow>
            <mi>e</mi>
            <mi mathvariant="italic">condições</mi>
            <mi mathvariant="italic">iniciais</mi>
            <mi>y</mi>
            <mrow>
              <mrow>
                <mo fence="true" form="prefix" stretchy="false">[</mo>
                <mrow>
                  <mrow>
                    <mi>−</mi>
                    <mn>1</mn>
                  </mrow>
                </mrow>
                <mo fence="true" form="postfix" stretchy="false">]</mo>
              </mrow>
              <mo stretchy="false">=</mo>
              <mn>0</mn>
            </mrow>
            <mi>e</mi>
            <mi>y</mi>
            <mrow>
              <mrow>
                <mo fence="true" form="prefix" stretchy="false">[</mo>
                <mrow>
                  <mrow>
                    <mi>−</mi>
                    <mn>2</mn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i>x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u</mi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>
            <mi>X</mi>
            <mrow>
              <mo fence="true" form="prefix" stretchy="true">[</mo>
              <mrow>
                <mi>z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frac>
              <mi>z</mi>
              <mrow>
                <mi>z</mi>
                <mo stretchy="false">−</mo>
                <mn>1</mn>
              </mrow>
            </mfrac>
          </mrow>
        </mtd>
      </mtr>
      <mtr>
        <mtd>
          <mrow/>
        </mtd>
      </mtr>
      <mtr>
        <mtd>
          <mrow>
            <mrow>
              <mrow>
                <mo fence="true" form="prefix" stretchy="true">[</mo>
                <mrow>
                  <mrow>
                    <mn>4</mn>
                    <mi>z</mi>
                    <mn>²</mn>
                    <mrow>
                      <mspace width="2em"/>
                      <mo stretchy="false">+</mo>
                      <mspace width="2em"/>
                    </mrow>
                    <mn>4</mn>
                    <mi>z</mi>
                    <mrow>
                      <mspace width="2em"/>
                      <mo stretchy="false">+</mo>
                      <mspace width="2em"/>
                    </mrow>
                    <mn>1</mn>
                  </mrow>
                </mrow>
                <mo fence="true" form="postfix" stretchy="true">]</mo>
              </mrow>
              <mo stretchy="false">⋅</mo>
              <mi>y</mi>
            </mrow>
            <mrow>
              <mo fence="true" form="prefix" stretchy="true">[</mo>
              <mrow>
                <mi>z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[</mo>
                <mrow>
                  <mi>z</mi>
                </mrow>
                <mo fence="true" form="postfix" stretchy="true">]</mo>
              </mrow>
              <mo stretchy="false">⋅</mo>
              <mi>x</mi>
            </mrow>
            <mrow>
              <mo fence="true" form="prefix" stretchy="true">[</mo>
              <mrow>
                <mi>z</mi>
              </mrow>
              <mo fence="true" form="postfix" stretchy="true">]</mo>
            </mrow>
          </mrow>
        </mtd>
      </mtr>
      <mtr>
        <mtd>
          <mrow/>
        </mtd>
      </mtr>
      <mtr>
        <mtd>
          <mrow/>
        </mtd>
      </mtr>
      <mtr>
        <mtd>
          <mrow>
            <mi>H</mi>
            <mrow>
              <mo fence="true" form="prefix" stretchy="true">[</mo>
              <mrow>
                <mi>z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frac>
              <mrow>
                <mi>Y</mi>
                <mrow>
                  <mo fence="true" form="prefix" stretchy="true">[</mo>
                  <mrow>
                    <mi>z</mi>
                  </mrow>
                  <mo fence="true" form="postfix" stretchy="true">]</mo>
                </mrow>
              </mrow>
              <mrow>
                <mi>X</mi>
                <mrow>
                  <mo fence="true" form="prefix" stretchy="true">[</mo>
                  <mrow>
                    <mi>z</mi>
                  </mrow>
                  <mo fence="true" form="postfix" stretchy="true">]</mo>
                </mrow>
              </mrow>
            </mfrac>
            <mrow>
              <mspace width="2em"/>
              <mo stretchy="false">=</mo>
              <mspace width="2em"/>
            </mrow>
            <mfrac>
              <mi>z</mi>
              <mrow>
                <mo fence="true" form="prefix" stretchy="true">(</mo>
                <mrow>
                  <mrow>
                    <mn>4</mn>
                    <mi>z</mi>
                    <mn>²</mn>
                    <mrow>
                      <mrow>
                        <mspace width="2em"/>
                        <mo stretchy="false">+</mo>
                        <mn>4</mn>
                      </mrow>
                      <mi>z</mi>
                    </mrow>
                    <mrow>
                      <mspace width="2em"/>
                      <mo stretchy="false">+</mo>
                      <mspace width="2em"/>
                    </mrow>
                    <mn>1</mn>
                  </mrow>
                </mrow>
                <mo fence="true" form="postfix" stretchy="true">)</mo>
              </mrow>
            </mfrac>
            <mrow>
              <mspace width="2em"/>
              <mo stretchy="false">=</mo>
              <mspace width="2em"/>
            </mrow>
            <mfrac>
              <mi>z</mi>
              <mrow>
                <mrow>
                  <mo fence="true" form="prefix" stretchy="true">(</mo>
                  <mrow>
                    <mrow>
                      <mn>2</mn>
                      <mi>z</mi>
                      <mrow>
                        <mspace width="2em"/>
                        <mo stretchy="false">+</mo>
                        <mspace width="2em"/>
                      </mrow>
                      <mn>1</mn>
                    </mrow>
                  </mrow>
                  <mo fence="true" form="postfix" stretchy="true">)</mo>
                </mrow>
                <mn>²</mn>
              </mrow>
            </mfrac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z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H</mi>
            <mrow>
              <mo fence="true" form="prefix" stretchy="true">[</mo>
              <mrow>
                <mi>z</mi>
              </mrow>
              <mo fence="true" form="postfix" stretchy="true">]</mo>
            </mrow>
            <mrow>
              <mspace width="2em"/>
              <mo stretchy="false">⋅</mo>
              <mspace width="2em"/>
            </mrow>
            <mi>X</mi>
            <mrow>
              <mo fence="true" form="prefix" stretchy="true">[</mo>
              <mrow>
                <mi>z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frac>
                <mi>z</mi>
                <mrow>
                  <mrow>
                    <mo fence="true" form="prefix" stretchy="true">(</mo>
                    <mrow>
                      <mrow>
                        <mn>2</mn>
                        <mi>z</mi>
                        <mrow>
                          <mspace width="2em"/>
                          <mo stretchy="false">+</mo>
                          <mspace width="2em"/>
                        </mrow>
                        <mn>1</mn>
                      </mrow>
                    </mrow>
                    <mo fence="true" form="postfix" stretchy="true">)</mo>
                  </mrow>
                  <mn>²</mn>
                </mrow>
              </mfrac>
              <mo stretchy="false">⋅</mo>
              <mfrac>
                <mi>z</mi>
                <mrow>
                  <mi>z</mi>
                  <mo stretchy="false">−</mo>
                  <mn>1</mn>
                </mrow>
              </mfrac>
            </mrow>
          </mrow>
        </mtd>
      </mtr>
      <mtr>
        <mtd>
          <mrow/>
        </mtd>
      </mtr>
      <mtr>
        <mtd>
          <mrow>
            <mfrac>
              <mrow>
                <mi mathvariant="italic">z²</mi>
              </mrow>
              <mrow>
                <mrow>
                  <mo fence="true" form="prefix" stretchy="true">(</mo>
                  <mrow>
                    <mrow>
                      <mn>2</mn>
                      <mi>z</mi>
                      <mrow>
                        <mspace width="2em"/>
                        <mo stretchy="false">+</mo>
                        <mspace width="2em"/>
                      </mrow>
                      <mn>1</mn>
                    </mrow>
                  </mrow>
                  <mo fence="true" form="postfix" stretchy="true">)</mo>
                </mrow>
                <mrow>
                  <mn>²</mn>
                  <mo stretchy="false">⋅</mo>
                  <mrow>
                    <mo fence="true" form="prefix" stretchy="true">(</mo>
                    <mrow>
                      <mrow>
                        <mi>z</mi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</mfrac>
            <mrow>
              <mspace width="2em"/>
              <mo stretchy="false">=</mo>
              <mspace width="2em"/>
            </mrow>
            <mfrac>
              <mrow>
                <mi>A</mi>
                <mo stretchy="false">⋅</mo>
                <mi>z</mi>
              </mrow>
              <mrow>
                <mo fence="true" form="prefix" stretchy="true">(</mo>
                <mrow>
                  <mrow>
                    <mi>z</mi>
                    <mo stretchy="false">−</mo>
                    <mn>1</mn>
                  </mrow>
                </mrow>
                <mo fence="true" form="postfix" stretchy="true">)</mo>
              </mrow>
            </mfrac>
            <mrow>
              <mspace width="2em"/>
              <mo stretchy="false">+</mo>
              <mspace width="2em"/>
            </mrow>
            <mfrac>
              <mrow>
                <mi>B</mi>
                <mo stretchy="false">⋅</mo>
                <mi>z</mi>
              </mrow>
              <mrow>
                <mo fence="true" form="prefix" stretchy="true">(</mo>
                <mrow>
                  <mrow>
                    <mn>2</mn>
                    <mi>z</mi>
                    <mrow>
                      <mspace width="2em"/>
                      <mo stretchy="false">+</mo>
                      <mspace width="2em"/>
                    </mrow>
                    <mn>1</mn>
                  </mrow>
                </mrow>
                <mo fence="true" form="postfix" stretchy="true">)</mo>
              </mrow>
            </mfrac>
            <mrow>
              <mspace width="2em"/>
              <mo stretchy="false">+</mo>
              <mspace width="2em"/>
            </mrow>
            <mfrac>
              <mrow>
                <mrow>
                  <mi>C</mi>
                  <mo stretchy="false">⋅</mo>
                  <mi mathvariant="normal">2</mi>
                  <mo stretchy="false">⋅</mo>
                  <mi>z</mi>
                </mrow>
              </mrow>
              <mrow>
                <mrow>
                  <mo fence="true" form="prefix" stretchy="true">(</mo>
                  <mrow>
                    <mrow>
                      <mn>2</mn>
                      <mi>z</mi>
                      <mrow>
                        <mspace width="2em"/>
                        <mo stretchy="false">+</mo>
                        <mspace width="2em"/>
                      </mrow>
                      <mn>1</mn>
                    </mrow>
                  </mrow>
                  <mo fence="true" form="postfix" stretchy="true">)</mo>
                </mrow>
                <mn>²</mn>
              </mrow>
            </mfrac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row>
              <mi>A</mi>
              <mo stretchy="false">⋅</mo>
              <mrow>
                <mo fence="true" form="prefix" stretchy="true">(</mo>
                <mrow>
                  <mrow>
                    <mn>2</mn>
                    <mi>z</mi>
                    <mrow>
                      <mspace width="2em"/>
                      <mo stretchy="false">+</mo>
                      <mspace width="2em"/>
                    </mrow>
                    <mn>1</mn>
                  </mrow>
                </mrow>
                <mo fence="true" form="postfix" stretchy="true">)</mo>
              </mrow>
            </mrow>
            <mn>²</mn>
            <mrow>
              <mspace width="2em"/>
              <mo stretchy="false">+</mo>
              <mspace width="2em"/>
            </mrow>
            <mrow>
              <mi>B</mi>
              <mo stretchy="false">⋅</mo>
              <mrow>
                <mo fence="true" form="prefix" stretchy="true">(</mo>
                <mrow>
                  <mrow>
                    <mn>2</mn>
                    <mi>z</mi>
                    <mrow>
                      <mspace width="2em"/>
                      <mo stretchy="false">+</mo>
                      <mspace width="2em"/>
                    </mrow>
                    <mn>1</mn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z</mi>
                  <mo stretchy="false">−</mo>
                  <mn>1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i>C</mi>
              <mo stretchy="false">⋅</mo>
              <mi mathvariant="normal">2</mi>
              <mo stretchy="false">⋅</mo>
              <mrow>
                <mo fence="true" form="prefix" stretchy="true">(</mo>
                <mrow>
                  <mrow>
                    <mi>z</mi>
                    <mo stretchy="false">−</mo>
                    <mn>1</mn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row>
                <mspace width="2em"/>
                <mo stretchy="false">−</mo>
                <mfrac>
                  <mn>1</mn>
                  <mn>2</mn>
                </mfrac>
              </mrow>
            </mrow>
          </mrow>
        </mtd>
      </mtr>
      <mtr>
        <mtd>
          <mrow/>
        </mtd>
      </mtr>
      <mtr>
        <mtd>
          <mrow>
            <mrow>
              <mo stretchy="false">−</mo>
              <mfrac>
                <mn>1</mn>
                <mn>2</mn>
              </mfrac>
            </mrow>
            <mrow>
              <mspace width="2em"/>
              <mo stretchy="false">=</mo>
              <mspace width="2em"/>
              <mo stretchy="false">+</mo>
              <mspace width="2em"/>
            </mrow>
            <mrow>
              <mi>C</mi>
              <mo stretchy="false">⋅</mo>
              <mi mathvariant="normal">2</mi>
              <mo stretchy="false">⋅</mo>
              <mrow>
                <mo fence="true" form="prefix" stretchy="true">(</mo>
                <mrow>
                  <mrow>
                    <mfrac>
                      <mrow>
                        <mrow>
                          <mo stretchy="false">−</mo>
                          <mn>3</mn>
                        </mrow>
                      </mrow>
                      <mrow>
                        <mi mathvariant="normal">2</mi>
                      </mrow>
                    </mfrac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i>C</mi>
            <mrow>
              <mspace width="2em"/>
              <mo stretchy="false">=</mo>
              <mspace width="2em"/>
            </mrow>
            <mfrac>
              <mn>1</mn>
              <mrow>
                <mi mathvariant="normal">6</mi>
              </mrow>
            </mfrac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row>
              <mi>A</mi>
              <mo stretchy="false">⋅</mo>
              <mrow>
                <mo fence="true" form="prefix" stretchy="true">(</mo>
                <mrow>
                  <mrow>
                    <mn>2</mn>
                    <mi>z</mi>
                    <mrow>
                      <mspace width="2em"/>
                      <mo stretchy="false">+</mo>
                      <mspace width="2em"/>
                    </mrow>
                    <mn>1</mn>
                  </mrow>
                </mrow>
                <mo fence="true" form="postfix" stretchy="true">)</mo>
              </mrow>
            </mrow>
            <mn>²</mn>
            <mrow>
              <mspace width="2em"/>
              <mo stretchy="false">+</mo>
              <mspace width="2em"/>
            </mrow>
            <mrow>
              <mi>B</mi>
              <mo stretchy="false">⋅</mo>
              <mrow>
                <mo fence="true" form="prefix" stretchy="true">(</mo>
                <mrow>
                  <mrow>
                    <mn>2</mn>
                    <mi>z</mi>
                    <mrow>
                      <mspace width="2em"/>
                      <mo stretchy="false">+</mo>
                      <mspace width="2em"/>
                    </mrow>
                    <mn>1</mn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z</mi>
                  <mo stretchy="false">−</mo>
                  <mn>1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frac>
                <mrow>
                  <mi mathvariant="normal">1</mi>
                </mrow>
                <mrow>
                  <mi mathvariant="normal">6</mi>
                </mrow>
              </mfrac>
              <mo stretchy="false">⋅</mo>
              <mrow>
                <mo fence="true" form="prefix" stretchy="true">(</mo>
                <mrow>
                  <mrow>
                    <mi>z</mi>
                    <mo stretchy="false">−</mo>
                    <mn>1</mn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n>1</mn>
          </mrow>
        </mtd>
      </mtr>
      <mtr>
        <mtd>
          <mrow/>
        </mtd>
      </mtr>
      <mtr>
        <mtd>
          <mrow>
            <mn>1</mn>
            <mrow>
              <mspace width="2em"/>
              <mo stretchy="false">=</mo>
              <mspace width="2em"/>
            </mrow>
            <mrow>
              <mi>A</mi>
              <mo stretchy="false">⋅</mo>
              <mn>9</mn>
            </mrow>
          </mrow>
        </mtd>
      </mtr>
      <mtr>
        <mtd>
          <mrow>
            <mi>A</mi>
            <mrow>
              <mspace width="2em"/>
              <mo stretchy="false">=</mo>
              <mspace width="2em"/>
            </mrow>
            <mfrac>
              <mn>1</mn>
              <mn>9</mn>
            </mfrac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row>
              <mfrac>
                <mn>1</mn>
                <mn>9</mn>
              </mfrac>
              <mo stretchy="false">⋅</mo>
              <mrow>
                <mo fence="true" form="prefix" stretchy="true">(</mo>
                <mrow>
                  <mrow>
                    <mn>2</mn>
                    <mi>z</mi>
                    <mrow>
                      <mspace width="2em"/>
                      <mo stretchy="false">+</mo>
                      <mspace width="2em"/>
                    </mrow>
                    <mn>1</mn>
                  </mrow>
                </mrow>
                <mo fence="true" form="postfix" stretchy="true">)</mo>
              </mrow>
            </mrow>
            <mn>²</mn>
            <mrow>
              <mspace width="2em"/>
              <mo stretchy="false">+</mo>
              <mspace width="2em"/>
            </mrow>
            <mrow>
              <mi>B</mi>
              <mo stretchy="false">⋅</mo>
              <mrow>
                <mo fence="true" form="prefix" stretchy="true">(</mo>
                <mrow>
                  <mrow>
                    <mn>2</mn>
                    <mi>z</mi>
                    <mrow>
                      <mspace width="2em"/>
                      <mo stretchy="false">+</mo>
                      <mspace width="2em"/>
                    </mrow>
                    <mn>1</mn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z</mi>
                  <mo stretchy="false">−</mo>
                  <mn>1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frac>
                <mrow>
                  <mi mathvariant="normal">1</mi>
                </mrow>
                <mrow>
                  <mi mathvariant="normal">6</mi>
                </mrow>
              </mfrac>
              <mo stretchy="false">⋅</mo>
              <mrow>
                <mo fence="true" form="prefix" stretchy="true">(</mo>
                <mrow>
                  <mrow>
                    <mi>z</mi>
                    <mo stretchy="false">−</mo>
                    <mn>1</mn>
                  </mrow>
                </mrow>
                <mo fence="true" form="postfix" stretchy="true">)</mo>
              </mrow>
            </mrow>
          </mrow>
        </mtd>
      </mtr>
      <mtr>
        <mtd>
          <mrow>
            <mi>z</mi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frac>
              <mn>1</mn>
              <mn>9</mn>
            </mfrac>
            <mrow>
              <mspace width="2em"/>
              <mo stretchy="false">+</mo>
              <mspace width="2em"/>
            </mrow>
            <mi>B</mi>
            <mrow>
              <mo fence="true" form="prefix" stretchy="true">(</mo>
              <mrow>
                <mrow>
                  <mo stretchy="false">−</mo>
                  <mn>1</mn>
                </mrow>
              </mrow>
              <mo fence="true" form="postfix" stretchy="true">)</mo>
            </mrow>
            <mrow>
              <mspace width="2em"/>
              <mo stretchy="false">−</mo>
              <mspace width="2em"/>
            </mrow>
            <mfrac>
              <mrow>
                <mi mathvariant="normal">1</mi>
              </mrow>
              <mrow>
                <mi mathvariant="normal">6</mi>
              </mrow>
            </mfrac>
          </mrow>
        </mtd>
      </mtr>
      <mtr>
        <mtd>
          <mrow>
            <mi>B</mi>
            <mrow>
              <mo fence="true" form="prefix" stretchy="true">(</mo>
              <mrow>
                <mrow>
                  <mrow>
                    <mo stretchy="false">−</mo>
                    <mi mathvariant="normal">1</mi>
                  </mrow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  <mo stretchy="false">−</mo>
              <mfrac>
                <mrow>
                  <mi mathvariant="normal">1</mi>
                </mrow>
                <mrow>
                  <mi mathvariant="normal">9</mi>
                </mrow>
              </mfrac>
            </mrow>
            <mrow>
              <mspace width="2em"/>
              <mo stretchy="false">+</mo>
              <mspace width="2em"/>
            </mrow>
            <mfrac>
              <mrow>
                <mi mathvariant="normal">1</mi>
              </mrow>
              <mrow>
                <mi mathvariant="normal">6</mi>
              </mrow>
            </mfrac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n>1</mn>
              <mn>9</mn>
            </mfrac>
            <mrow>
              <mspace width="2em"/>
              <mo stretchy="false">−</mo>
              <mspace width="2em"/>
            </mrow>
            <mfrac>
              <mrow>
                <mi mathvariant="normal">1</mi>
              </mrow>
              <mn>3</mn>
            </mfrac>
            <mrow>
              <mspace width="2em"/>
              <mo stretchy="false">=</mo>
              <mspace width="2em"/>
              <mo stretchy="false">−</mo>
              <mfrac>
                <mrow>
                  <mi mathvariant="normal">1</mi>
                </mrow>
                <mn>9</mn>
              </mfrac>
            </mrow>
          </mrow>
        </mtd>
      </mtr>
      <mtr>
        <mtd>
          <mrow/>
        </mtd>
      </mtr>
      <mtr>
        <mtd>
          <mrow>
            <mi mathvariant="italic">Yf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sup>
              <mi>Z</mi>
              <mrow>
                <mo stretchy="false">−</mo>
                <mn>1</mn>
              </mrow>
            </msup>
            <mrow>
              <mo fence="true" form="prefix" stretchy="true">{</mo>
              <mrow>
                <mrow>
                  <mrow>
                    <mfrac>
                      <mn>1</mn>
                      <mn>9</mn>
                    </mfrac>
                    <mo stretchy="false">⋅</mo>
                    <mfrac>
                      <mi>z</mi>
                      <mrow>
                        <mo fence="true" form="prefix" stretchy="true">(</mo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</mfrac>
                  </mrow>
                  <mrow>
                    <mspace width="2em"/>
                    <mo stretchy="false">−</mo>
                    <mspace width="2em"/>
                  </mrow>
                  <mrow>
                    <mfrac>
                      <mn>2</mn>
                      <mn>9</mn>
                    </mfrac>
                    <mo stretchy="false">⋅</mo>
                    <mfrac>
                      <mi>z</mi>
                      <mrow>
                        <mo fence="true" form="prefix" stretchy="true">(</mo>
                        <mrow>
                          <mrow>
                            <mn>2</mn>
                            <mi>z</mi>
                            <mrow>
                              <mspace width="2em"/>
                              <mo stretchy="false">+</mo>
                              <mspace width="2em"/>
                            </mrow>
                            <mn>1</mn>
                          </mrow>
                        </mrow>
                        <mo fence="true" form="postfix" stretchy="true">)</mo>
                      </mrow>
                    </mfrac>
                  </mrow>
                  <mrow>
                    <mspace width="2em"/>
                    <mo stretchy="false">+</mo>
                    <mspace width="2em"/>
                  </mrow>
                  <mrow>
                    <mfrac>
                      <mn>1</mn>
                      <mrow>
                        <mi mathvariant="normal">6</mi>
                      </mrow>
                    </mfrac>
                    <mo stretchy="false">⋅</mo>
                    <mfrac>
                      <mrow>
                        <mi>2z</mi>
                      </mrow>
                      <mrow>
                        <mrow>
                          <mo fence="true" form="prefix" stretchy="true">(</mo>
                          <mrow>
                            <mrow>
                              <mn>2</mn>
                              <mi>z</mi>
                              <mrow>
                                <mspace width="2em"/>
                                <mo stretchy="false">+</mo>
                                <mspace width="2em"/>
                              </mrow>
                              <mn>1</mn>
                            </mrow>
                          </mrow>
                          <mo fence="true" form="postfix" stretchy="true">)</mo>
                        </mrow>
                        <mn>²</mn>
                      </mrow>
                    </mfrac>
                  </mrow>
                </mrow>
              </mrow>
              <mo fence="true" form="postfix" stretchy="true">}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[</mo>
                <mrow>
                  <mrow>
                    <mfrac>
                      <mn>1</mn>
                      <mn>9</mn>
                    </mfrac>
                    <mrow>
                      <mspace width="2em"/>
                      <mo stretchy="false">−</mo>
                      <mspace width="2em"/>
                    </mrow>
                    <mrow>
                      <mfrac>
                        <mrow>
                          <mi mathvariant="normal">1</mi>
                        </mrow>
                        <mn>9</mn>
                      </mfrac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</mrow>
                          <mo fence="true" form="postfix" stretchy="true">)</mo>
                        </mrow>
                        <mi>n</mi>
                      </msup>
                    </mrow>
                    <mrow>
                      <mspace width="2em"/>
                      <mo stretchy="false">+</mo>
                      <mspace width="2em"/>
                    </mrow>
                    <mrow>
                      <mfrac>
                        <mn>1</mn>
                        <mrow>
                          <mi mathvariant="normal">6</mi>
                        </mrow>
                      </mfrac>
                      <mo stretchy="false">⋅</mo>
                      <mi>n</mi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</mrow>
                          <mo fence="true" form="postfix" stretchy="true">)</mo>
                        </mrow>
                        <mi>n</mi>
                      </msup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i mathvariant="italic">Yn</mi>
            <mrow>
              <mo fence="true" form="prefix" stretchy="true">[</mo>
              <mrow>
                <mi>n</mi>
              </mrow>
              <mo fence="true" form="postfix" stretchy="true">]</mo>
            </mrow>
            <mspace width="2em"/>
            <mo stretchy="false">→</mo>
            <mspace width="2em"/>
            <mn>4</mn>
            <mi>z</mi>
            <mn>²</mn>
            <mrow>
              <mspace width="2em"/>
              <mo stretchy="false">+</mo>
              <mspace width="2em"/>
            </mrow>
            <mn>4</mn>
            <mi>z</mi>
            <mrow>
              <mspace width="2em"/>
              <mo stretchy="false">+</mo>
              <mspace width="2em"/>
            </mrow>
            <mn>1</mn>
          </mrow>
        </mtd>
      </mtr>
      <mtr>
        <mtd>
          <mrow/>
        </mtd>
      </mtr>
      <mtr>
        <mtd>
          <mrow>
            <mfrac>
              <mrow>
                <mrow>
                  <mo stretchy="false">−</mo>
                  <mn>4</mn>
                </mrow>
                <mrow>
                  <mspace width="2em"/>
                  <mo stretchy="false">+</mo>
                  <mrow>
                    <mo stretchy="false">−</mo>
                    <mn>0</mn>
                  </mrow>
                </mrow>
              </mrow>
              <mn>8</mn>
            </mfrac>
            <mrow>
              <mspace width="2em"/>
              <mo stretchy="false">=</mo>
              <mrow>
                <mspace width="2em"/>
                <mo stretchy="false">−</mo>
                <mfrac>
                  <mn>1</mn>
                  <mn>2</mn>
                </mfrac>
              </mrow>
            </mrow>
          </mrow>
        </mtd>
      </mtr>
      <mtr>
        <mtd>
          <mrow/>
        </mtd>
      </mtr>
      <mtr>
        <mtd>
          <mrow>
            <mi mathvariant="italic">Yn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i>A</mi>
                  <mo stretchy="false">+</mo>
                  <mrow>
                    <mi>B</mi>
                    <mo stretchy="false">⋅</mo>
                    <mi>n</mi>
                  </mrow>
                </mrow>
              </mrow>
              <mo fence="true" form="postfix" stretchy="true">)</mo>
            </mrow>
            <msup>
              <mrow>
                <mo fence="true" form="prefix" stretchy="true">(</mo>
                <mrow>
                  <mrow>
                    <mo stretchy="false">−</mo>
                    <mfrac>
                      <mn>1</mn>
                      <mn>2</mn>
                    </mfrac>
                  </mrow>
                </mrow>
                <mo fence="true" form="postfix" stretchy="true">)</mo>
              </mrow>
              <mi>n</mi>
            </msup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i>A</mi>
                  <mo stretchy="false">−</mo>
                  <mi>B</mi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o stretchy="false">−</mo>
                  <mn>2</mn>
                </mrow>
              </mrow>
              <mo fence="true" form="postfix" stretchy="true">)</mo>
            </mrow>
            <mspace width="2em"/>
            <mo stretchy="false">→</mo>
            <mspace width="2em"/>
            <mn>0</mn>
            <mrow>
              <mspace width="2em"/>
              <mo stretchy="false">=</mo>
              <mrow>
                <mrow>
                  <mspace width="2em"/>
                  <mo stretchy="false">−</mo>
                  <mn>2</mn>
                </mrow>
                <mi>A</mi>
              </mrow>
            </mrow>
            <mrow>
              <mspace width="2em"/>
              <mo stretchy="false">+</mo>
              <mspace width="2em"/>
            </mrow>
            <mn>2</mn>
            <mi>B</mi>
            <mspace width="2em"/>
            <mo stretchy="false">→</mo>
            <mspace width="2em"/>
            <mi>A</mi>
            <mrow>
              <mspace width="2em"/>
              <mo stretchy="false">=</mo>
              <mspace width="2em"/>
            </mrow>
            <mi>B</mi>
          </mrow>
        </mtd>
      </mtr>
      <mtr>
        <mtd>
          <mrow/>
        </mtd>
      </mtr>
      <mtr>
        <mtd>
          <mrow>
            <mn>1</mn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i>A</mi>
                  <mo stretchy="false">−</mo>
                  <mrow>
                    <mn>2</mn>
                    <mo stretchy="false">⋅</mo>
                    <mi>B</mi>
                  </mrow>
                </mrow>
              </mrow>
              <mo fence="true" form="postfix" stretchy="true">)</mo>
            </mrow>
            <mrow>
              <mo fence="true" form="prefix" stretchy="true">(</mo>
              <mrow>
                <mn>4</mn>
              </mrow>
              <mo fence="true" form="postfix" stretchy="true">)</mo>
            </mrow>
            <mspace width="2em"/>
            <mo stretchy="false">→</mo>
            <mspace width="2em"/>
            <mn>1</mn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row>
                    <mo stretchy="false">−</mo>
                    <mn>1</mn>
                  </mrow>
                  <mo stretchy="false">⋅</mo>
                  <mi>B</mi>
                </mrow>
              </mrow>
              <mo fence="true" form="postfix" stretchy="true">)</mo>
            </mrow>
            <mrow>
              <mo fence="true" form="prefix" stretchy="true">(</mo>
              <mrow>
                <mn>4</mn>
              </mrow>
              <mo fence="true" form="postfix" stretchy="true">)</mo>
            </mrow>
            <mspace width="2em"/>
            <mo stretchy="false">→</mo>
            <mspace width="2em"/>
            <mi>B</mi>
            <mrow>
              <mspace width="2em"/>
              <mo stretchy="false">=</mo>
              <mrow>
                <mspace width="2em"/>
                <mo stretchy="false">−</mo>
                <mfrac>
                  <mn>1</mn>
                  <mn>4</mn>
                </mfrac>
              </mrow>
            </mrow>
            <mrow>
              <mspace width="2em"/>
              <mo stretchy="false">=</mo>
              <mspace width="2em"/>
            </mrow>
            <mi>A</mi>
          </mrow>
        </mtd>
      </mtr>
      <mtr>
        <mtd>
          <mrow/>
        </mtd>
      </mtr>
      <mtr>
        <mtd>
          <mrow>
            <mi mathvariant="italic">Yn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row>
                    <mo stretchy="false">−</mo>
                    <mfrac>
                      <mn>1</mn>
                      <mn>4</mn>
                    </mfrac>
                  </mrow>
                  <mo stretchy="false">−</mo>
                  <mrow>
                    <mfrac>
                      <mn>1</mn>
                      <mn>4</mn>
                    </mfrac>
                    <mo stretchy="false">⋅</mo>
                    <mi>n</mi>
                  </mrow>
                </mrow>
              </mrow>
              <mo fence="true" form="postfix" stretchy="true">)</mo>
            </mrow>
            <msup>
              <mrow>
                <mo fence="true" form="prefix" stretchy="true">(</mo>
                <mrow>
                  <mrow>
                    <mo stretchy="false">−</mo>
                    <mfrac>
                      <mn>1</mn>
                      <mn>2</mn>
                    </mfrac>
                  </mrow>
                </mrow>
                <mo fence="true" form="postfix" stretchy="true">)</mo>
              </mrow>
              <mi>n</mi>
            </msup>
          </mrow>
        </mtd>
      </mtr>
      <mtr>
        <mtd>
          <mrow/>
        </mtd>
      </mtr>
      <mtr>
        <mtd>
          <mrow>
            <mi mathvariant="italic">Yg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[</mo>
                <mrow>
                  <mrow>
                    <mrow>
                      <mrow>
                        <mo stretchy="false">−</mo>
                        <mfrac>
                          <mn>1</mn>
                          <mn>4</mn>
                        </mfrac>
                      </mrow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</mrow>
                          <mo fence="true" form="postfix" stretchy="true">)</mo>
                        </mrow>
                        <mi>n</mi>
                      </msup>
                      <mo stretchy="false">−</mo>
                      <mfrac>
                        <mn>1</mn>
                        <mn>4</mn>
                      </mfrac>
                      <mo stretchy="false">⋅</mo>
                      <mi>n</mi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</mrow>
                          <mo fence="true" form="postfix" stretchy="true">)</mo>
                        </mrow>
                        <mi>n</mi>
                      </msup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  <mrow>
              <mspace width="2em"/>
              <mo stretchy="false">+</mo>
              <mspace width="2em"/>
            </mrow>
            <mrow>
              <mrow>
                <mo fence="true" form="prefix" stretchy="true">[</mo>
                <mrow>
                  <mrow>
                    <mfrac>
                      <mn>1</mn>
                      <mn>9</mn>
                    </mfrac>
                    <mrow>
                      <mspace width="2em"/>
                      <mo stretchy="false">−</mo>
                      <mspace width="2em"/>
                    </mrow>
                    <mrow>
                      <mfrac>
                        <mrow>
                          <mi mathvariant="normal">1</mi>
                        </mrow>
                        <mn>9</mn>
                      </mfrac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</mrow>
                          <mo fence="true" form="postfix" stretchy="true">)</mo>
                        </mrow>
                        <mi>n</mi>
                      </msup>
                    </mrow>
                    <mrow>
                      <mspace width="2em"/>
                      <mo stretchy="false">+</mo>
                      <mspace width="2em"/>
                    </mrow>
                    <mrow>
                      <mfrac>
                        <mn>1</mn>
                        <mrow>
                          <mi mathvariant="normal">6</mi>
                        </mrow>
                      </mfrac>
                      <mo stretchy="false">⋅</mo>
                      <mi>n</mi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</mrow>
                          <mo fence="true" form="postfix" stretchy="true">)</mo>
                        </mrow>
                        <mi>n</mi>
                      </msup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row>
              <mo stretchy="false">−</mo>
              <mfrac>
                <mrow>
                  <mi mathvariant="normal">1</mi>
                </mrow>
                <mrow>
                  <mi mathvariant="normal">4</mi>
                </mrow>
              </mfrac>
            </mrow>
            <mrow>
              <mspace width="2em"/>
              <mo stretchy="false">−</mo>
              <mfrac>
                <mrow>
                  <mi mathvariant="normal">1</mi>
                </mrow>
                <mrow>
                  <mi mathvariant="normal">9</mi>
                </mrow>
              </mfrac>
            </mrow>
            <mrow>
              <mspace width="2em"/>
              <mo stretchy="false">=</mo>
              <mspace width="2em"/>
              <mo stretchy="false">−</mo>
              <mfrac>
                <mn>1</mn>
                <mn>4</mn>
              </mfrac>
              <mo stretchy="false">⋅</mo>
              <mfrac>
                <mrow>
                  <mi mathvariant="normal">9</mi>
                </mrow>
                <mrow>
                  <mi mathvariant="normal">9</mi>
                </mrow>
              </mfrac>
            </mrow>
            <mrow>
              <mspace width="2em"/>
              <mo stretchy="false">−</mo>
              <mfrac>
                <mrow>
                  <mi mathvariant="normal">1</mi>
                </mrow>
                <mn>9</mn>
              </mfrac>
              <mo stretchy="false">⋅</mo>
              <mfrac>
                <mrow>
                  <mi mathvariant="normal">4</mi>
                </mrow>
                <mrow>
                  <mi mathvariant="normal">4</mi>
                </mrow>
              </mfrac>
            </mrow>
            <mrow>
              <mspace width="2em"/>
              <mo stretchy="false">=</mo>
              <mspace width="2em"/>
            </mrow>
            <mfrac>
              <mrow>
                <mrow>
                  <mo stretchy="false">−</mo>
                  <mi mathvariant="normal">9</mi>
                </mrow>
                <mrow>
                  <mspace width="2em"/>
                  <mo stretchy="false">−</mo>
                  <mi mathvariant="normal">4</mi>
                </mrow>
              </mrow>
              <mrow>
                <mi>36</mi>
              </mrow>
            </mfrac>
            <mrow>
              <mspace width="2em"/>
              <mo stretchy="false">=</mo>
              <mspace width="2em"/>
              <mo stretchy="false">−</mo>
              <mfrac>
                <mrow>
                  <mi>13</mi>
                </mrow>
                <mrow>
                  <mi>36</mi>
                </mrow>
              </mfrac>
            </mrow>
          </mrow>
        </mtd>
      </mtr>
      <mtr>
        <mtd>
          <mrow/>
        </mtd>
      </mtr>
      <mtr>
        <mtd>
          <mrow>
            <mrow>
              <mo stretchy="false">−</mo>
              <mfrac>
                <mrow>
                  <mi mathvariant="normal">1</mi>
                </mrow>
                <mrow>
                  <mi mathvariant="normal">4</mi>
                </mrow>
              </mfrac>
            </mrow>
            <mrow>
              <mspace width="2em"/>
              <mo stretchy="false">+</mo>
              <mspace width="2em"/>
            </mrow>
            <mfrac>
              <mrow>
                <mi mathvariant="normal">1</mi>
              </mrow>
              <mrow>
                <mi mathvariant="normal">6</mi>
              </mrow>
            </mfrac>
            <mrow>
              <mspace width="2em"/>
              <mo stretchy="false">=</mo>
              <mspace width="2em"/>
              <mo stretchy="false">−</mo>
              <mfrac>
                <mn>1</mn>
                <mn>4</mn>
              </mfrac>
              <mo stretchy="false">⋅</mo>
              <mfrac>
                <mrow>
                  <mi mathvariant="normal">6</mi>
                </mrow>
                <mrow>
                  <mi mathvariant="normal">6</mi>
                </mrow>
              </mfrac>
            </mrow>
            <mrow>
              <mspace width="2em"/>
              <mo stretchy="false">+</mo>
              <mspace width="2em"/>
            </mrow>
            <mrow>
              <mfrac>
                <mn>1</mn>
                <mrow>
                  <mi mathvariant="normal">6</mi>
                </mrow>
              </mfrac>
              <mo stretchy="false">⋅</mo>
              <mfrac>
                <mrow>
                  <mi mathvariant="normal">4</mi>
                </mrow>
                <mrow>
                  <mi mathvariant="normal">4</mi>
                </mrow>
              </mfrac>
            </mrow>
            <mrow>
              <mspace width="2em"/>
              <mo stretchy="false">=</mo>
              <mspace width="2em"/>
            </mrow>
            <mfrac>
              <mrow>
                <mrow>
                  <mrow>
                    <mo stretchy="false">−</mo>
                    <mi mathvariant="normal">6</mi>
                  </mrow>
                  <mo stretchy="false">+</mo>
                  <mi mathvariant="normal">4</mi>
                </mrow>
              </mrow>
              <mrow>
                <mi>24</mi>
              </mrow>
            </mfrac>
            <mrow>
              <mspace width="2em"/>
              <mo stretchy="false">=</mo>
              <mspace width="2em"/>
              <mo stretchy="false">−</mo>
              <mfrac>
                <mrow>
                  <mi mathvariant="normal">1</mi>
                </mrow>
                <mrow>
                  <mi>12</mi>
                </mrow>
              </mfrac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space/>
        </mtd>
      </mtr>
    </mtable>
    <annotation encoding="StarMath 5.0">{ 4 y { [ { n + 2 } ] + 4 } y { [ { n + 1 } ] + y } { [ n ] = x } [ { n + 1 } ] } newline { para a entrada x { [ n ] = u } [ n ] e condições iniciais y { [ { − 1 } ] = 0 } e y { [ { − 2 } ] = 1 } } newline { } newline { x left [ n right ] { ~ = ~ } u left [ n right ] } newline { X left [ z right ] { ~ = ~ } { z over { z - 1 } } } newline { } newline { { left [ { 4 z ² { ~ + ~ } 4 z { ~ + ~ } 1 } right ] cdot y } left [ z right ] { ~ = ~ } { left [ z right ] cdot x } left [ z right ] } newline { } newline { } newline { H left [ z right ] { ~ = ~ } { { Y left [ z right ] } over { X left [ z right ] } } { ~ = ~ } { z over left ( { 4 z ² { { ~ + 4 } z } { ~ + ~ } 1 } right ) } { ~ = ~ } { z over { left ( { 2 z { ~ + ~ } 1 } right ) ² } } } newline { } newline { Y left [ z right ] { ~ = ~ } H left [ z right ] { ~ cdot ~ } X left [ z right ] { ~ = ~ } { { z over { left ( { 2 z { ~ + ~ } 1 } right ) ² } } cdot { z over { z - 1 } } } } newline { } newline { { z² over { left ( { 2 z { ~ + ~ } 1 } right ) { ² cdot left ( { z - 1 } right ) } } } { ~ = ~ } { { A cdot z } over left ( { z - 1 } right ) } { ~ + ~ } { { B cdot z } over left ( { 2 z { ~ + ~ } 1 } right ) } { ~ + ~ } { { { C cdot 2 } cdot z } over { left ( { 2 z { ~ + ~ } 1 } right ) ² } } } newline { } newline { z { ~ = ~ } { A cdot left ( { 2 z { ~ + ~ } 1 } right ) } ² { ~ + ~ } { B cdot left ( { 2 z { ~ + ~ } 1 } right ) } left ( { z - 1 } right ) { ~ + ~ } { { C cdot 2 } cdot left ( { z - 1 } right ) } } newline { } newline { z { ~ = { ~ - { 1 over 2 } } } } newline { } newline { - { 1 over 2 } { ~ = { ~ + ~ } } { { C cdot 2 } cdot left ( { - 3 over 2 } right ) } } newline { } newline { C { ~ = ~ } { 1 over 6 } } newline { } newline { z { ~ = ~ } { A cdot left ( { 2 z { ~ + ~ } 1 } right ) } ² { ~ + ~ } { B cdot left ( { 2 z { ~ + ~ } 1 } right ) } left ( { z - 1 } right ) { ~ + ~ } { { 1 over 6 } cdot left ( { z - 1 } right ) } } newline { } newline { z { ~ = ~ } 1 } newline { } newline { 1 { ~ = ~ } { A cdot 9 } } newline { A { ~ = ~ } { 1 over 9 } } newline { } newline { z { ~ = ~ } { { 1 over 9 } cdot left ( { 2 z { ~ + ~ } 1 } right ) } ² { ~ + ~ } { B cdot left ( { 2 z { ~ + ~ } 1 } right ) } left ( { z - 1 } right ) { ~ + ~ } { { 1 over 6 } cdot left ( { z - 1 } right ) } } newline { z { ~ = ~ } 0 } newline { } newline { 0 { ~ = ~ } { 1 over 9 } { ~ + ~ } B left ( - 1 right ) { ~ - ~ } { 1 over 6 } } newline { B left ( - 1 right ) { ~ = { ~ - { 1 over 9 } } } { ~ + ~ } { 1 over 6 } } newline { B { ~ = ~ } { 1 over 9 } { ~ - ~ } { 1 over 3 } { ~ = { ~ - { 1 over 9 } } } } newline { } newline { Yf left [ n right ] { ~ = ~ } Z ^ - 1 left lbrace { { { 1 over 9 } cdot { z over left ( { z - 1 } right ) } } { ~ - ~ } { { 2 over 9 } cdot { z over left ( { 2 z { ~ + ~ } 1 } right ) } } { ~ + ~ } { { 1 over 6 } cdot { 2z over { left ( { 2 z { ~ + ~ } 1 } right ) ² } } } } right rbrace { ~ = ~ } { left [ { { 1 over 9 } { ~ - ~ } { { 1 over 9 } cdot left ( - { 1 over 2 } right ) ^ n } { ~ + ~ } { { { 1 over 6 } cdot n } cdot left ( - { 1 over 2 } right ) ^ n } } right ] cdot u } left [ n right ] } newline { } newline { Yn left [ n right ] ~ rightarrow ~ 4 z ² { ~ + ~ } 4 z { ~ + ~ } 1 } newline { } newline { { { - 4 { ~ + - 0 } } over 8 } { ~ = { ~ - { 1 over 2 } } } } newline { } newline { Yn left [ n right ] { ~ = ~ } left ( { A + { B cdot n } } right ) left ( - { 1 over 2 } right ) ^ n } newline { } newline { 0 { ~ = ~ } left ( { A - B } right ) left ( - 2 right ) ~ rightarrow ~ 0 { ~ = { { ~ - 2 } A } } { ~ + ~ } 2 B ~ rightarrow ~ A { ~ = ~ } B } newline { } newline { 1 { ~ = ~ } left ( { A - { 2 cdot B } } right ) left ( 4 right ) ~ rightarrow ~ 1 { ~ = ~ } left ( { - 1 cdot B } right ) left ( 4 right ) ~ rightarrow ~ B { ~ = { ~ - { 1 over 4 } } } { ~ = ~ } A } newline { } newline { Yn left [ n right ] { ~ = ~ } left ( { - { 1 over 4 } - { { 1 over 4 } cdot n } } right ) left ( - { 1 over 2 } right ) ^ n } newline { } newline { Yg left [ n right ] { ~ = ~ } { left [ { { - { 1 over 4 } cdot left ( - { 1 over 2 } right ) ^ n } - { { { 1 over 4 } cdot n } cdot left ( - { 1 over 2 } right ) ^ n } } right ] cdot u } left [ n right ] { ~ + ~ } { left [ { { 1 over 9 } { ~ - ~ } { { 1 over 9 } cdot left ( - { 1 over 2 } right ) ^ n } { ~ + ~ } { { { 1 over 6 } cdot n } cdot left ( - { 1 over 2 } right ) ^ n } } right ] cdot u } left [ n right ] } newline { } newline { - { 1 over 4 } { ~ - { 1 over 9 } } { ~ = { ~ - { { 1 over 4 } cdot { 9 over 9 } } } } { ~ - { { 1 over 9 } cdot { 4 over 4 } } } { ~ = ~ } { { - 9 { ~ - 4 } } over 36 } { ~ = { ~ - { 13 over 36 } } } } newline { } newline { - { 1 over 4 } { ~ + ~ } { 1 over 6 } { ~ = { ~ - { { 1 over 4 } cdot { 6 over 6 } } } } { ~ + ~ } { { 1 over 6 } cdot { 4 over 4 } } { ~ = ~ } { { - 6 + 4 } over 24 } { ~ = { ~ - { 1 over 12 } } } } newline { } newline { } newline { } newline { } newline { } newline { } newline { } newline { } newline { } newline { } newline { } newline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2:46:22.036000000</meta:creation-date>
    <dc:date>2024-11-03T23:44:23.146000000</dc:date>
    <meta:editing-duration>PT11M58S</meta:editing-duration>
    <meta:editing-cycles>1</meta:editing-cycles>
    <meta:generator>LibreOffice/24.2.3.2$Windows_X86_64 LibreOffice_project/433d9c2ded56988e8a90e6b2e771ee4e6a5ab2ba</meta:generator>
  </office:meta>
</office:document-meta>
</file>